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28310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9832" calcext:value-type="float">
            <text:p>61.1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310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668" calcext:value-type="float">
            <text:p>61.0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310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7768" calcext:value-type="float">
            <text:p>60.6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310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9272" calcext:value-type="float">
            <text:p>60.4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310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0712" calcext:value-type="float">
            <text:p>60.5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310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8104" calcext:value-type="float">
            <text:p>60.2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310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5912" calcext:value-type="float">
            <text:p>60.2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310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1448" calcext:value-type="float">
            <text:p>59.5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310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0008" calcext:value-type="float">
            <text:p>59.5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310</text:p>
          </table:table-cell>
          <table:table-cell office:value-type="string" calcext:value-type="string">
            <text:p>2015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6336" calcext:value-type="float">
            <text:p>59.0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310</text:p>
          </table:table-cell>
          <table:table-cell office:value-type="string" calcext:value-type="string">
            <text:p>201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7608" calcext:value-type="float">
            <text:p>59.3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310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9008" calcext:value-type="float">
            <text:p>59.1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310</text:p>
          </table:table-cell>
          <table:table-cell office:value-type="string" calcext:value-type="string">
            <text:p>201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0368" calcext:value-type="float">
            <text:p>58.5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310</text:p>
          </table:table-cell>
          <table:table-cell office:value-type="string" calcext:value-type="string">
            <text:p>201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3544" calcext:value-type="float">
            <text:p>58.0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310</text:p>
          </table:table-cell>
          <table:table-cell office:value-type="string" calcext:value-type="string">
            <text:p>201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0936" calcext:value-type="float">
            <text:p>57.7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310</text:p>
          </table:table-cell>
          <table:table-cell office:value-type="string" calcext:value-type="string">
            <text:p>201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6176" calcext:value-type="float">
            <text:p>57.7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310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9272" calcext:value-type="float">
            <text:p>56.6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310</text:p>
          </table:table-cell>
          <table:table-cell office:value-type="string" calcext:value-type="string">
            <text:p>200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2216" calcext:value-type="float">
            <text:p>56.5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310</text:p>
          </table:table-cell>
          <table:table-cell office:value-type="string" calcext:value-type="string">
            <text:p>200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188" calcext:value-type="float">
            <text:p>56.9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310</text:p>
          </table:table-cell>
          <table:table-cell office:value-type="string" calcext:value-type="string">
            <text:p>2006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324" calcext:value-type="float">
            <text:p>56.4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310</text:p>
          </table:table-cell>
          <table:table-cell office:value-type="string" calcext:value-type="string">
            <text:p>200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516" calcext:value-type="float">
            <text:p>56.5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310</text:p>
          </table:table-cell>
          <table:table-cell office:value-type="string" calcext:value-type="string">
            <text:p>200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3072" calcext:value-type="float">
            <text:p>56.5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310</text:p>
          </table:table-cell>
          <table:table-cell office:value-type="string" calcext:value-type="string">
            <text:p>200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036" calcext:value-type="float">
            <text:p>56.2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310</text:p>
          </table:table-cell>
          <table:table-cell office:value-type="string" calcext:value-type="string">
            <text:p>200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1384" calcext:value-type="float">
            <text:p>56.0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310</text:p>
          </table:table-cell>
          <table:table-cell office:value-type="string" calcext:value-type="string">
            <text:p>200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5016" calcext:value-type="float">
            <text:p>56.1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310</text:p>
          </table:table-cell>
          <table:table-cell office:value-type="string" calcext:value-type="string">
            <text:p>200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5416" calcext:value-type="float">
            <text:p>55.5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310</text:p>
          </table:table-cell>
          <table:table-cell office:value-type="string" calcext:value-type="string">
            <text:p>199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310</text:p>
          </table:table-cell>
          <table:table-cell office:value-type="string" calcext:value-type="string">
            <text:p>199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4504" calcext:value-type="float">
            <text:p>54.3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310</text:p>
          </table:table-cell>
          <table:table-cell office:value-type="string" calcext:value-type="string">
            <text:p>1997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0456" calcext:value-type="float">
            <text:p>53.9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310</text:p>
          </table:table-cell>
          <table:table-cell office:value-type="string" calcext:value-type="string">
            <text:p>199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4464" calcext:value-type="float">
            <text:p>54.0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310</text:p>
          </table:table-cell>
          <table:table-cell office:value-type="string" calcext:value-type="string">
            <text:p>199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6096" calcext:value-type="float">
            <text:p>53.3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310</text:p>
          </table:table-cell>
          <table:table-cell office:value-type="string" calcext:value-type="string">
            <text:p>199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8584" calcext:value-type="float">
            <text:p>52.6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310</text:p>
          </table:table-cell>
          <table:table-cell office:value-type="string" calcext:value-type="string">
            <text:p>199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368" calcext:value-type="float">
            <text:p>52.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310</text:p>
          </table:table-cell>
          <table:table-cell office:value-type="string" calcext:value-type="string">
            <text:p>199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4576" calcext:value-type="float">
            <text:p>52.6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310</text:p>
          </table:table-cell>
          <table:table-cell office:value-type="string" calcext:value-type="string">
            <text:p>199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6728" calcext:value-type="float">
            <text:p>52.3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310</text:p>
          </table:table-cell>
          <table:table-cell office:value-type="string" calcext:value-type="string">
            <text:p>199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0944" calcext:value-type="float">
            <text:p>52.5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310</text:p>
          </table:table-cell>
          <table:table-cell office:value-type="string" calcext:value-type="string">
            <text:p>198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408" calcext:value-type="float">
            <text:p>51.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310</text:p>
          </table:table-cell>
          <table:table-cell office:value-type="string" calcext:value-type="string">
            <text:p>198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36" calcext:value-type="float">
            <text:p>51.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310</text:p>
          </table:table-cell>
          <table:table-cell office:value-type="string" calcext:value-type="string">
            <text:p>198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616" calcext:value-type="float">
            <text:p>53.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310</text:p>
          </table:table-cell>
          <table:table-cell office:value-type="string" calcext:value-type="string">
            <text:p>198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6304" calcext:value-type="float">
            <text:p>53.4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310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6112" calcext:value-type="float">
            <text:p>54.2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310</text:p>
          </table:table-cell>
          <table:table-cell office:value-type="string" calcext:value-type="string">
            <text:p>198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724" calcext:value-type="float">
            <text:p>54.1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310</text:p>
          </table:table-cell>
          <table:table-cell office:value-type="string" calcext:value-type="string">
            <text:p>198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5216" calcext:value-type="float">
            <text:p>53.9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310</text:p>
          </table:table-cell>
          <table:table-cell office:value-type="string" calcext:value-type="string">
            <text:p>198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3104" calcext:value-type="float">
            <text:p>54.5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